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First Problem Solv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, 2021 (01:53:25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roblem-solving"/>Problem Solving<text:bookmark-end text:name="problem-solving"/></text:h>
      <text:p text:style-name="First_20_paragraph">Those problems are fairly advanced considering our progress so far. Have a look at them, make an attempt, but don’t feel bad if you don’t succeed.</text:p>
      <text:h text:style-name="Heading_20_2" text:outline-level="2"><text:bookmark-start text:name="a-guessing-game"/>A Guessing Game<text:bookmark-end text:name="a-guessing-game"/></text:h>
      <text:p text:style-name="First_20_paragraph">Write a program that</text:p>
      <text:list text:style-name="L1">
        <text:list-item>
          <text:p text:style-name="P1">Stores your favorite number in a variable.</text:p>
        </text:list-item>
        <text:list-item>
          <text:p text:style-name="P1">Asks the user to enter a numerical value, and stores the user’s answer in a variable.</text:p>
        </text:list-item>
        <text:list-item>
          <text:p text:style-name="P1">With an <text:span text:style-name="KeywordTok">if</text:span> statement, displays on the screen “You guessed correctly” if the number entered by the user is your favorite number.</text:p>
        </text:list-item>
        <text:list-item>
          <text:p text:style-name="P1">Once this part of the program works, add an <text:span text:style-name="KeywordTok">if</text:span> statement that displays on the screen “Too high!” if the number entered by the user is strictly greater than your favorite number.</text:p>
        </text:list-item>
        <text:list-item>
          <text:p text:style-name="P1">Once this part of the program works, add an <text:span text:style-name="KeywordTok">if</text:span> statement that displays on the screen “Too low!” if the number entered by the user is strictly lower than your favorite number.</text:p>
        </text:list-item>
        <text:list-item>
          <text:p text:style-name="P1">Once this part of the program works, add an <text:span text:style-name="KeywordTok">if</text:span> statement that displays on the screen “You found a multiple of my favorite number!” if the number entered by the user is a multiple of your favorite number, but different from it.</text:p>
        </text:list-item>
      </text:list>
      <text:p text:style-name="First_20_paragraph">You can adjust your program so that e.g. if the user enters a number that is at the same time higher and a multiple of your favorite number, only one message is displayed.</text:p>
      <text:p text:style-name="Text_20_body">A solution is proposed <text:a xlink:type="simple" xlink:href="GuessingGame.zip" office:name=""><text:span text:style-name="Definition">in this archive</text:span></text:a>.</text:p>
      <text:h text:style-name="Heading_20_2" text:outline-level="2"><text:bookmark-start text:name="computing-the-entry-price"/>Computing the Entry Price<text:bookmark-end text:name="computing-the-entry-price"/></text:h>
      <text:p text:style-name="First_20_paragraph">You are asked to write a simple program that computes the total price for a group of people to enter a park.</text:p>
      <text:p text:style-name="Text_20_body">Your program should:</text:p>
      <text:list text:style-name="L2">
        <text:list-item>
          <text:p text:style-name="P2">Ask the user how many adults and how many children want to enter the park,</text:p>
        </text:list-item>
        <text:list-item>
          <text:p text:style-name="P2">If the group comprises <draw:frame draw:style-name="fr1" text:anchor-type="as-char"><draw:object xlink:href="Formula-0/" xlink:type="simple" xlink:show="embed" xlink:actuate="onLoad"/></draw:frame> persons or more, offer to sell a group pass for $<draw:frame draw:style-name="fr1" text:anchor-type="as-char"><draw:object xlink:href="Formula-2/" xlink:type="simple" xlink:show="embed" xlink:actuate="onLoad"/></draw:frame> (that allows everyone in the group to enter the park),</text:p>
        </text:list-item>
        <text:list-item>
          <text:p text:style-name="P2">Compute and display the total price on the screen, knowing that:</text:p>
          <text:list text:style-name="L3">
            <text:list-item>
              <text:p text:style-name="P3">Adults pay $<draw:frame draw:style-name="fr1" text:anchor-type="as-char"><draw:object xlink:href="Formula-4/" xlink:type="simple" xlink:show="embed" xlink:actuate="onLoad"/></draw:frame>,</text:p>
            </text:list-item>
            <text:list-item>
              <text:p text:style-name="P3">Children pay $<draw:frame draw:style-name="fr1" text:anchor-type="as-char"><draw:object xlink:href="Formula-6/" xlink:type="simple" xlink:show="embed" xlink:actuate="onLoad"/></draw:frame>,</text:p>
            </text:list-item>
            <text:list-item>
              <text:p text:style-name="P3"><text:span text:style-name="T1">If</text:span> purchasing the group pass allowed the group to save money (which isn’t always the case!), you should display on the screen the amount saved.</text:p>
            </text:list-item>
          </text:list>
        </text:list-item>
      </text:list>
      <text:p text:style-name="First_20_paragraph">Some tips:</text:p>
      <text:list text:style-name="L4">
        <text:list-item>
          <text:p text:style-name="P4">When asking “yes” / “no” questions, treat “y” and “Y” as a “Yes”, and any other string as a “No”.</text:p>
        </text:list-item>
        <text:list-item>
          <text:p text:style-name="P4">Note that we will sell the pass even if the user is not gaining money by doing so (for instance, if 6 children want to enter, <draw:frame draw:style-name="fr1" text:anchor-type="as-char"><draw:object xlink:href="Formula-8/" xlink:type="simple" xlink:show="embed" xlink:actuate="onLoad"/></draw:frame>, but we would still sell them the pass)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First Problem Solv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1T01:53:34Z</meta:creation-date>
    <dc:date>2021-06-01T01:53:34Z</dc:date>
    <meta:user-defined meta:name="date" meta:value-type="string">June   1, 2021 (01:53:25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6</mn>
</math>
</file>

<file path=Formula-2/content.xml><?xml version="1.0" encoding="utf-8"?>
<math xmlns="http://www.w3.org/1998/Math/MathML" display="inline">
  <mn>30</mn>
</math>
</file>

<file path=Formula-4/content.xml><?xml version="1.0" encoding="utf-8"?>
<math xmlns="http://www.w3.org/1998/Math/MathML" display="inline">
  <mn>7</mn>
</math>
</file>

<file path=Formula-6/content.xml><?xml version="1.0" encoding="utf-8"?>
<math xmlns="http://www.w3.org/1998/Math/MathML" display="inline">
  <mn>4</mn>
</math>
</file>

<file path=Formula-8/content.xml><?xml version="1.0" encoding="utf-8"?>
<math xmlns="http://www.w3.org/1998/Math/MathML" display="inline">
  <mrow>
    <mi>$</mi>
    <mn>4</mn>
    <mo>×</mo>
    <mn>6</mn>
    <mo>=</mo>
    <mi>$</mi>
    <mn>24</mn>
    <mo>&lt;</mo>
    <mi>$</mi>
    <mn>30</mn>
  </mrow>
</math>
</file>